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5.21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715cm" svg:height="3.175cm" svg:x="5.127cm" svg:y="8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6T06:23:43.687122100</meta:creation-date>
    <dc:date>2025-08-06T06:23:52.527925000</dc:date>
    <meta:editing-duration>PT9S</meta:editing-duration>
    <meta:editing-cycles>1</meta:editing-cycles>
    <meta:document-statistic meta:object-count="1"/>
    <meta:generator>LibreOffice/25.2.4.3$Windows_X86_64 LibreOffice_project/33e196637044ead23f5c3226cde09b47731f7e27</meta:generator>
  </office:meta>
</office:document-meta>
</file>